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6pt" style:font-size-asian="16pt" style:font-size-complex="16pt"/>
    </style:style>
    <style:style style:name="P3" style:family="paragraph" style:parent-style-name="Standard">
      <style:text-properties officeooo:rsid="000e3055" officeooo:paragraph-rsid="000e3055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rsid="000e3055" officeooo:paragraph-rsid="000e3055"/>
    </style:style>
    <style:style style:name="P7" style:family="paragraph" style:parent-style-name="Text_20_body">
      <style:text-properties officeooo:rsid="000f1028" officeooo:paragraph-rsid="000f1028"/>
    </style:style>
    <style:style style:name="P8" style:family="paragraph" style:parent-style-name="Text_20_body">
      <style:text-properties officeooo:rsid="000fae53" officeooo:paragraph-rsid="000fae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f100" style:font-size-asian="16pt" style:font-size-complex="16pt"/>
    </style:style>
    <style:style style:name="T5" style:family="text">
      <style:text-properties fo:font-size="16pt" officeooo:rsid="000f1028" style:font-size-asian="16pt" style:font-size-complex="16pt"/>
    </style:style>
    <style:style style:name="T6" style:family="text">
      <style:text-properties fo:font-size="16pt" officeooo:rsid="00137104" style:font-size-asian="16pt" style:font-size-complex="16pt"/>
    </style:style>
    <style:style style:name="T7" style:family="text">
      <style:text-properties officeooo:rsid="000f1028"/>
    </style:style>
    <style:style style:name="T8" style:family="text">
      <style:text-properties style:text-position="super 58%"/>
    </style:style>
    <style:style style:name="T9" style:family="text">
      <style:text-properties officeooo:rsid="0010aa0a"/>
    </style:style>
    <style:style style:name="T10" style:family="text">
      <style:text-properties fo:font-variant="normal" fo:text-transform="none" style:font-name="Aptos" fo:font-size="8pt" fo:letter-spacing="normal" fo:font-style="normal" fo:font-weight="normal" loext:padding="0cm" loext:border="none"/>
    </style:style>
    <style:style style:name="T11" style:family="text">
      <style:text-properties fo:font-size="11pt" style:font-size-asian="11pt"/>
    </style:style>
    <style:style style:name="T12" style:family="text">
      <style:text-properties officeooo:rsid="00137104"/>
    </style:style>
    <style:style style:name="T13" style:family="text">
      <style:text-properties officeooo:rsid="0014c15b"/>
    </style:style>
    <style:style style:name="T14" style:family="text">
      <style:text-properties officeooo:rsid="0014f1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P1" text:outline-level="3"><text:span text:style-name="T4">3.1</text:span><text:span text:style-name="T3"> Deux personnages du jeu Simon Says</text:span></text:h>
      <text:p text:style-name="Text_20_body"><text:span text:style-name="T1">Personnage 1 – </text:span><text:span text:style-name="Strong_20_Emphasis"><text:span text:style-name="T1">Marguerite</text:span></text:span><text:span text:style-name="T1"> (la grand-mère pré-Alzheimer)</text:span></text:p>
      <text:list text:style-name="L1">
        <text:list-item>
          <text:p text:style-name="P4"><text:span text:style-name="Strong_20_Emphasis">Nom</text:span> : Marguerite Lefebvre</text:p>
        </text:list-item>
        <text:list-item>
          <text:p text:style-name="P4"><text:span text:style-name="Strong_20_Emphasis">Âge</text:span> : 72 ans</text:p>
        </text:list-item>
        <text:list-item>
          <text:p text:style-name="P4"><text:span text:style-name="Strong_20_Emphasis">Caractéristiques</text:span> :</text:p>
          <text:list>
            <text:list-item>
              <text:p text:style-name="P4">Diagnostiquée avec un début de troubles cognitifs légers</text:p>
            </text:list-item>
            <text:list-item>
              <text:p text:style-name="P4">Très attachée à ses souvenirs d’enfance et à sa lucidité</text:p>
            </text:list-item>
            <text:list-item>
              <text:p text:style-name="P4">Empathique et persévérante malgré ses difficultés</text:p>
            </text:list-item>
          </text:list>
        </text:list-item>
        <text:list-item>
          <text:p text:style-name="P4"><text:span text:style-name="Strong_20_Emphasis">Relation à la technologie</text:span> :<text:line-break/>Peu familière avec les ordinateurs, mais utilise parfois une tablette offerte par son fils. Elle préfère les interfaces simples avec de grands boutons et peu de texte.</text:p>
        </text:list-item>
        <text:list-item>
          <text:p text:style-name="P4"><text:span text:style-name="Strong_20_Emphasis">Relation au domaine du jeu</text:span> :<text:line-break/>Elle suit une thérapie préventive pour ralentir l’apparition de l’Alzheimer. Son ergothérapeute lui a recommandé des jeux de mémoire. Elle espère stimuler sa mémoire de manière agréable.</text:p>
        </text:list-item>
        <text:list-item>
          <text:p text:style-name="P4"><text:span text:style-name="Strong_20_Emphasis">But</text:span> :<text:line-break/>Utiliser le jeu quotidiennement pour entretenir sa mémoire, maintenir son autonomie le plus longtemps possible et sentir qu’elle garde le contrôle sur elle-même.</text:p>
        </text:list-item>
      </text:list>
      <text:p text:style-name="Text_20_body"/>
      <text:p text:style-name="Text_20_body"><text:span text:style-name="T1">Personnage 2 – </text:span><text:span text:style-name="Strong_20_Emphasis"><text:span text:style-name="T1">Julien</text:span></text:span><text:span text:style-name="T1"> (jeune adulte normal de 25 ans)</text:span></text:p>
      <text:list text:style-name="L2">
        <text:list-item>
          <text:p text:style-name="P5"><text:span text:style-name="Strong_20_Emphasis">Nom</text:span> : Julien Tremblay</text:p>
        </text:list-item>
        <text:list-item>
          <text:p text:style-name="P5"><text:span text:style-name="Strong_20_Emphasis">Âge</text:span> : 25 ans</text:p>
        </text:list-item>
        <text:list-item>
          <text:p text:style-name="P5"><text:span text:style-name="Strong_20_Emphasis">Caractéristiques</text:span> :</text:p>
          <text:list>
            <text:list-item>
              <text:p text:style-name="P5">Étudiant en maîtrise d’ingénierie</text:p>
            </text:list-item>
            <text:list-item>
              <text:p text:style-name="P5">A une bonne capacité cognitive mais se plaint d’oublier des choses sous stress</text:p>
            </text:list-item>
            <text:list-item>
              <text:p text:style-name="P5">Posé, curieux, aime les défis intellectuels rapides</text:p>
            </text:list-item>
          </text:list>
        </text:list-item>
        <text:list-item>
          <text:p text:style-name="P5"><text:span text:style-name="Strong_20_Emphasis">Relation à la technologie</text:span> :<text:line-break/>Très à l’aise avec le numérique. Il code, joue parfois à des jeux mobiles, et utilise des outils en ligne pour organiser ses tâches.</text:p>
        </text:list-item>
        <text:list-item>
          <text:p text:style-name="P5"><text:soft-page-break/><text:span text:style-name="Strong_20_Emphasis">Relation au domaine du jeu</text:span> :<text:line-break/>Il cherche à améliorer sa mémoire à court terme pour mieux gérer ses révisions. Il aime aussi tester sa vitesse de réaction dans des jeux interactifs.</text:p>
        </text:list-item>
        <text:list-item>
          <text:p text:style-name="P5"><text:span text:style-name="Strong_20_Emphasis">But</text:span> :<text:line-break/>Jouer en 5 minutes entre deux cours pour s’aérer l’esprit, tout en renforçant sa mémoire de manière ludique et stimulante.</text:p>
        </text:list-item>
      </text:list>
      <text:p text:style-name="Text_20_body"/>
      <text:h text:style-name="Heading_20_3" text:outline-level="3"/>
      <text:h text:style-name="Heading_20_3" text:outline-level="3"><text:span text:style-name="T5">3.</text:span><text:span text:style-name="T4">2</text:span><text:span text:style-name="T5"> </text:span><text:span text:style-name="T3">Voici </text:span><text:span text:style-name="T6">les 2 scénarimages avec maquettes</text:span><text:span text:style-name="T3">:</text:span> </text:h>
      <text:p text:style-name="Text_20_body"/>
      <text:p text:style-name="P7">Voici le 1<text:span text:style-name="T8">er</text:span> scénarimage fait par Rayane du personnage Julien 25 ans:</text:p>
      <text:p text:style-name="P3"><text:a xlink:type="simple" xlink:href="https://www.figma.com/design/5KpUrwm5pQ40qBzNgO5jXX/Scenarimage-maquettes-jeu-memoire-Simon-says?node-id=0-1&amp;t=9bHM9rbp42nqDEgr-1" text:style-name="Internet_20_link" text:visited-style-name="Visited_20_Internet_20_Link"><text:bookmark text:name="LPlnk997045"/><text:span text:style-name="T10">https://www.figma.com/design/5KpUrwm5pQ40qBzNgO5jXX/Scenarimage-maquettes-jeu-memoire-Simon-says?node-id=0-1&amp;t=9bHM9rbp42nqDEgr-1</text:span></text:a> </text:p>
      <text:p text:style-name="P6"/>
      <text:p text:style-name="P6"/>
      <text:h text:style-name="P2" text:outline-level="3">4. Prototype haute fidelité</text:h>
      <text:p text:style-name="P8">a. Entre le premier scénarimage et le deuxième scénarimage, nous avons choisi le 2<text:span text:style-name="T8">e</text:span> scénarimage, car il refl<text:span text:style-name="T9">é</text:span>tait mieux l’identité du jeu et était plus familier pour le grand public , alors que le 1<text:span text:style-name="T8">er</text:span> avait un design assez simpliste et aussi enfantin et leger, et avait un style de gamers reconnaissable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52:00</meta:creation-date>
    <dc:date>2025-06-17T21:14:15.748000000</dc:date>
    <meta:editing-duration>PT57M39S</meta:editing-duration>
    <meta:editing-cycles>13</meta:editing-cycles>
    <meta:generator>LibreOffice/7.5.7.1$Windows_X86_64 LibreOffice_project/47eb0cf7efbacdee9b19ae25d6752381ede23126</meta:generator>
    <meta:initial-creator>Caroline</meta:initial-creator>
    <meta:document-statistic meta:table-count="0" meta:image-count="0" meta:object-count="0" meta:page-count="2" meta:paragraph-count="26" meta:word-count="357" meta:character-count="2212" meta:non-whitespace-character-count="1895"/>
  </office:meta>
</office:document-meta>
</file>